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99pt"/>
    </style:style>
    <style:style style:name="co3" style:family="table-column">
      <style:table-column-properties fo:break-before="auto" style:column-width="64.09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35.3pt"/>
    </style:style>
    <style:style style:name="co6" style:family="table-column">
      <style:table-column-properties fo:break-before="auto" style:column-width="114.46pt"/>
    </style:style>
    <style:style style:name="co7" style:family="table-column">
      <style:table-column-properties fo:break-before="auto" style:column-width="119.91pt"/>
    </style:style>
    <style:style style:name="co8" style:family="table-column">
      <style:table-column-properties fo:break-before="auto" style:column-width="141.99pt"/>
    </style:style>
    <style:style style:name="co9" style:family="table-column">
      <style:table-column-properties fo:break-before="auto" style:column-width="102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">
      <style:text-properties style:text-position=""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text-position=""/>
    </style:style>
    <style:style style:name="ce14" style:family="table-cell" style:parent-style-name="Default" style:data-style-name="N11">
      <style:table-cell-properties fo:border="none"/>
      <style:text-properties style:text-position="" style:font-name="Liberation Sans" style:font-name-asian="Noto Sans CJK SC Regular" style:font-name-complex="FreeSans"/>
    </style:style>
    <style:style style:name="ce15" style:family="table-cell" style:parent-style-name="Default" style:data-style-name="N11">
      <style:table-cell-properties fo:border="none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11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11">
      <style:table-cell-properties fo:border="none"/>
      <style:text-properties style:text-position=""/>
    </style:style>
    <style:style style:name="ce18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1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  <style:text-properties style:text-position=""/>
    </style:style>
    <style:style style:name="ce21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  <style:text-properties style:text-position="" style:font-name="Liberation Sans" style:font-name-asian="Noto Sans CJK SC Regular" style:font-name-complex="FreeSans"/>
    </style:style>
    <style:style style:name="ce22" style:family="table-cell" style:parent-style-name="Default">
      <style:table-cell-properties fo:border-bottom="none" fo:border-left="none" fo:border-right="2.24pt double-thin #000000" style:border-line-width-right="0.51pt 1.25pt 0.51pt" fo:border-top="none"/>
      <style:text-properties style:text-position=""/>
    </style:style>
    <style:style style:name="ce3" style:family="table-cell" style:parent-style-name="Default">
      <style:table-cell-properties fo:border-bottom="none" fo:border-left="none" fo:border-right="2.24pt double-thin #000000" style:border-line-width-right="0.51pt 1.25pt 0.51pt" fo:border-top="non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2.24pt double-thin #000000" style:border-line-width-right="0.51pt 1.25pt 0.51pt" fo:border-top="none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7" style:family="table-cell" style:parent-style-name="Default">
      <style:text-properties style:text-position="" fo:font-weight="normal" style:font-weight-asian="normal" style:font-weight-complex="normal"/>
    </style:style>
    <style:style style:name="ce8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9" style:family="table-cell" style:parent-style-name="Default" style:data-style-name="N11">
      <style:text-properties style:text-position="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2.24pt double-thin #000000" style:border-line-width-right="0.51pt 1.25pt 0.51pt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2.24pt double-thin #000000" style:border-line-width-right="0.51pt 1.25pt 0.51pt" fo:border-top="none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fo:font-weight="normal" style:font-weight-asian="normal" style:font-weight-complex="normal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1"/>
    <style:style style:name="ce40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4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 style:data-style-name="N11">
      <style:table-cell-properties fo:border="none"/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11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 style:data-style-name="N11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 style:data-style-name="N11">
      <style:table-cell-properties fo:border="none"/>
    </style:style>
    <style:style style:name="ce48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24pt double-thin #000000" style:border-line-width-right="0.51pt 1.25pt 0.51pt" fo:border-top="non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</style:style>
    <style:style style:name="ce51" style:family="table-cell" style:parent-style-name="Default" style:data-style-name="N11">
      <style:table-cell-properties fo:border-bottom="none" fo:border-left="none" fo:border-right="2.24pt double-thin #000000" style:border-line-width-right="0.51pt 1.25pt 0.51pt" fo:border-top="none"/>
      <style:text-properties style:font-name="Liberation Sans" style:font-name-asian="Noto Sans CJK SC Regular" style:font-name-complex="FreeSans"/>
    </style:style>
    <style:style style:name="ce52" style:family="table-cell" style:parent-style-name="Default">
      <style:table-cell-properties fo:border-bottom="none" fo:border-left="none" fo:border-right="2.24pt double-thin #000000" style:border-line-width-right="0.51pt 1.25pt 0.51pt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ce9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default-cell-style-name="ce9"/>
        <table:table-column table:style-name="co6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ce9"/>
        <table:table-column table:style-name="co1" table:default-cell-style-name="Default"/>
        <table:table-column table:style-name="co7" table:default-cell-style-name="Default"/>
        <table:table-column table:style-name="co1" table:number-columns-repeated="1002" table:default-cell-style-name="Default"/>
        <table:table-row table:style-name="ro1">
          <table:table-cell table:number-columns-repeated="2"/>
          <table:table-cell table:style-name="ce5"/>
          <table:table-cell/>
          <table:table-cell table:style-name="ce1" office:value-type="string" calcext:value-type="string">
            <text:p>Custom Desktop</text:p>
          </table:table-cell>
          <table:table-cell table:style-name="ce1"/>
          <table:table-cell table:style-name="ce11"/>
          <table:table-cell table:style-name="ce15"/>
          <table:table-cell table:style-name="ce18"/>
          <table:table-cell/>
          <table:table-cell table:style-name="ce1" office:value-type="string" calcext:value-type="string">
            <text:p>Dell Poweredge 1950</text:p>
          </table:table-cell>
          <table:table-cell table:style-name="ce1"/>
          <table:table-cell table:style-name="ce11"/>
          <table:table-cell table:style-name="ce15"/>
          <table:table-cell table:style-name="ce3"/>
          <table:table-cell/>
          <table:table-cell table:style-name="ce1" office:value-type="string" calcext:value-type="string">
            <text:p>Dell Vostro 3550</text:p>
          </table:table-cell>
          <table:table-cell table:style-name="ce1"/>
          <table:table-cell table:style-name="ce11"/>
          <table:table-cell table:style-name="ce15"/>
          <table:table-cell table:style-name="ce3"/>
          <table:table-cell/>
          <table:table-cell table:style-name="ce1" office:value-type="string" calcext:value-type="string">
            <text:p>Intel NUC7i5BNH</text:p>
          </table:table-cell>
          <table:table-cell table:style-name="ce1"/>
          <table:table-cell table:style-name="ce11"/>
          <table:table-cell table:style-name="ce15"/>
          <table:table-cell table:style-name="ce3"/>
          <table:table-cell table:style-name="ce1"/>
          <table:table-cell table:style-name="ce1" office:value-type="string" calcext:value-type="string">
            <text:p>Total received</text:p>
          </table:table-cell>
          <table:table-cell table:style-name="ce1" table:number-columns-repeated="995"/>
        </table:table-row>
        <table:table-row table:style-name="ro1">
          <table:table-cell table:style-name="ce2"/>
          <table:table-cell table:style-name="ce4"/>
          <table:table-cell table:style-name="ce6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12"/>
          <table:table-cell table:style-name="ce16"/>
          <table:table-cell table:style-name="ce19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12"/>
          <table:table-cell table:style-name="ce16"/>
          <table:table-cell table:style-name="ce4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12"/>
          <table:table-cell table:style-name="ce16"/>
          <table:table-cell table:style-name="ce4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12"/>
          <table:table-cell table:style-name="ce16"/>
          <table:table-cell table:style-name="ce4"/>
          <table:table-cell table:style-name="ce2" table:number-columns-repeated="997"/>
        </table:table-row>
        <table:table-row table:style-name="ro1">
          <table:table-cell office:value-type="string" calcext:value-type="string">
            <text:p>Carrier Freq.</text:p>
          </table:table-cell>
          <table:table-cell office:value-type="string" calcext:value-type="string">
            <text:p>Baud rate</text:p>
          </table:table-cell>
          <table:table-cell table:style-name="ce3" office:value-type="string" calcext:value-type="string">
            <text:p>Title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Received</text:p>
          </table:table-cell>
          <table:table-cell table:style-name="ce1" office:value-type="string" calcext:value-type="string">
            <text:p>Lost</text:p>
          </table:table-cell>
          <table:table-cell table:style-name="ce11" office:value-type="string" calcext:value-type="string">
            <text:p>Corrupt</text:p>
          </table:table-cell>
          <table:table-cell table:style-name="ce15" office:value-type="string" calcext:value-type="string">
            <text:p>Packet Received</text:p>
          </table:table-cell>
          <table:table-cell table:style-name="ce18" office:value-type="string" calcext:value-type="string">
            <text:p>Packet loss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Received</text:p>
          </table:table-cell>
          <table:table-cell table:style-name="ce1" office:value-type="string" calcext:value-type="string">
            <text:p>Lost</text:p>
          </table:table-cell>
          <table:table-cell table:style-name="ce11" office:value-type="string" calcext:value-type="string">
            <text:p>Corrupt</text:p>
          </table:table-cell>
          <table:table-cell table:style-name="ce15" office:value-type="string" calcext:value-type="string">
            <text:p>Packet Received</text:p>
          </table:table-cell>
          <table:table-cell table:style-name="ce18" office:value-type="string" calcext:value-type="string">
            <text:p>Packet loss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Received</text:p>
          </table:table-cell>
          <table:table-cell table:style-name="ce1" office:value-type="string" calcext:value-type="string">
            <text:p>Lost</text:p>
          </table:table-cell>
          <table:table-cell table:style-name="ce11" office:value-type="string" calcext:value-type="string">
            <text:p>Corrupt</text:p>
          </table:table-cell>
          <table:table-cell table:style-name="ce15" office:value-type="string" calcext:value-type="string">
            <text:p>Packet Received</text:p>
          </table:table-cell>
          <table:table-cell table:style-name="ce18" office:value-type="string" calcext:value-type="string">
            <text:p>Packet loss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Received</text:p>
          </table:table-cell>
          <table:table-cell table:style-name="ce1" office:value-type="string" calcext:value-type="string">
            <text:p>Lost</text:p>
          </table:table-cell>
          <table:table-cell table:style-name="ce11" office:value-type="string" calcext:value-type="string">
            <text:p>Corrupt</text:p>
          </table:table-cell>
          <table:table-cell table:style-name="ce15" office:value-type="string" calcext:value-type="string">
            <text:p>Packet Received</text:p>
          </table:table-cell>
          <table:table-cell table:style-name="ce18" office:value-type="string" calcext:value-type="string">
            <text:p>Packet loss</text:p>
          </table:table-cell>
          <table:table-cell table:style-name="ce1"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5" table:formula="of:=CONCATENATE([.B4]; &quot; Baud @ &quot;;[.A4]; &quot; Hz&quot;)" office:value-type="string" office:string-value="3 Baud @ 6 Hz" calcext:value-type="string">
            <text:p>3 Baud @ 6 Hz</text:p>
          </table:table-cell>
          <table:table-cell table:style-name="ce8" table:formula="of:=CONCATENATE([.E$1];&quot;_&quot;;[.$A4];&quot;_&quot;;[.$B4])" office:value-type="string" office:string-value="Custom Desktop_6_3" calcext:value-type="string">
            <text:p>Custom Desktop_6_3</text:p>
          </table:table-cell>
          <table:table-cell table:formula="of:=256-([.F4]+[.G4])" office:value-type="float" office:value="74" calcext:value-type="float">
            <text:p>74</text:p>
          </table:table-cell>
          <table:table-cell table:formula="of:=VLOOKUP([.D4];[data.$A$1:.$H$1048576];7;0)" office:value-type="float" office:value="182" calcext:value-type="float">
            <text:p>182</text:p>
          </table:table-cell>
          <table:table-cell table:style-name="ce13" table:formula="of:=VLOOKUP([.D4];[data.$A$1:.$H$1048576];8;0)" office:value-type="float" office:value="0" calcext:value-type="float">
            <text:p>0</text:p>
          </table:table-cell>
          <table:table-cell table:style-name="ce17" table:formula="of:=[.E4]/256" office:value-type="percentage" office:value="0.2890625" calcext:value-type="percentage">
            <text:p>28.91%</text:p>
          </table:table-cell>
          <table:table-cell table:style-name="ce20" table:formula="of:=([.F4]+[.G4])/256" office:value-type="percentage" office:value="0.7109375" calcext:value-type="percentage">
            <text:p>71.09%</text:p>
          </table:table-cell>
          <table:table-cell table:style-name="ce8" table:formula="of:=CONCATENATE([.K$1];&quot;_&quot;;[.$A4];&quot;_&quot;;[.$B4])" office:value-type="string" office:string-value="Dell Poweredge 1950_6_3" calcext:value-type="string">
            <text:p>Dell Poweredge 1950_6_3</text:p>
          </table:table-cell>
          <table:table-cell table:formula="of:=256-([.L4]+[.M4])" office:value-type="float" office:value="82" calcext:value-type="float">
            <text:p>82</text:p>
          </table:table-cell>
          <table:table-cell table:formula="of:=VLOOKUP([.J4];[data.$A$1:.$H$1048576];7;0)" office:value-type="float" office:value="174" calcext:value-type="float">
            <text:p>174</text:p>
          </table:table-cell>
          <table:table-cell table:style-name="ce13" table:formula="of:=VLOOKUP([.J4];[data.$A$1:.$H$1048576];8;0)" office:value-type="float" office:value="0" calcext:value-type="float">
            <text:p>0</text:p>
          </table:table-cell>
          <table:table-cell table:style-name="ce17" table:formula="of:=[.K4]/256" office:value-type="percentage" office:value="0.3203125" calcext:value-type="percentage">
            <text:p>32.03%</text:p>
          </table:table-cell>
          <table:table-cell table:style-name="ce20" table:formula="of:=([.L4]+[.M4])/256" office:value-type="percentage" office:value="0.6796875" calcext:value-type="percentage">
            <text:p>67.97%</text:p>
          </table:table-cell>
          <table:table-cell table:style-name="ce8" table:formula="of:=CONCATENATE([.Q$1];&quot;_&quot;;[.$A4];&quot;_&quot;;[.$B4])" office:value-type="string" office:string-value="Dell Vostro 3550_6_3" calcext:value-type="string">
            <text:p>Dell Vostro 3550_6_3</text:p>
          </table:table-cell>
          <table:table-cell table:formula="of:=256-([.R4]+[.S4])" office:value-type="float" office:value="0" calcext:value-type="float">
            <text:p>0</text:p>
          </table:table-cell>
          <table:table-cell table:formula="of:=VLOOKUP([.P4];[data.$A$1:.$H$1048576];7;0)" office:value-type="float" office:value="256" calcext:value-type="float">
            <text:p>256</text:p>
          </table:table-cell>
          <table:table-cell table:style-name="ce13" table:formula="of:=VLOOKUP([.P4];[data.$A$1:.$H$1048576];8;0)" office:value-type="float" office:value="0" calcext:value-type="float">
            <text:p>0</text:p>
          </table:table-cell>
          <table:table-cell table:style-name="ce17" table:formula="of:=[.Q4]/256" office:value-type="percentage" office:value="0" calcext:value-type="percentage">
            <text:p>0.00%</text:p>
          </table:table-cell>
          <table:table-cell table:style-name="ce20" table:formula="of:=([.R4]+[.S4])/256" office:value-type="percentage" office:value="1" calcext:value-type="percentage">
            <text:p>100.00%</text:p>
          </table:table-cell>
          <table:table-cell table:style-name="ce8" table:formula="of:=CONCATENATE([.W$1];&quot;_&quot;;[.$A4];&quot;_&quot;;[.$B4])" office:value-type="string" office:string-value="Intel NUC7i5BNH_6_3" calcext:value-type="string">
            <text:p>Intel NUC7i5BNH_6_3</text:p>
          </table:table-cell>
          <table:table-cell table:formula="of:=256-([.X4]+[.Y4])" office:value-type="string" office:string-value="" calcext:value-type="error">
            <text:p>#N/A</text:p>
          </table:table-cell>
          <table:table-cell table:formula="of:=VLOOKUP([.V4];[data.$A$1:.$H$1048576];7;0)" office:value-type="string" office:string-value="" calcext:value-type="error">
            <text:p>#N/A</text:p>
          </table:table-cell>
          <table:table-cell table:style-name="ce13" table:formula="of:=VLOOKUP([.V4];[data.$A$1:.$H$1048576];8;0)" office:value-type="string" office:string-value="" calcext:value-type="error">
            <text:p>#N/A</text:p>
          </table:table-cell>
          <table:table-cell table:style-name="ce17" table:formula="of:=[.W4]/256" office:value-type="string" office:string-value="" calcext:value-type="error">
            <text:p>#N/A</text:p>
          </table:table-cell>
          <table:table-cell table:style-name="ce20" table:formula="of:=([.X4]+[.Y4])/256" office:value-type="string" office:string-value="" calcext:value-type="error">
            <text:p>#N/A</text:p>
          </table:table-cell>
          <table:table-cell/>
          <table:table-cell table:style-name="ce9" table:formula="of:=([.E4]+[.K4]+[.Q4])/SUM([.E4:.S4])" office:value-type="percentage" office:value="0.202597402597403" calcext:value-type="percentage">
            <text:p>20.26%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5" table:formula="of:=CONCATENATE([.B5]; &quot; Baud @ &quot;;[.A5]; &quot; Hz&quot;)" office:value-type="string" office:string-value="6 Baud @ 12 Hz" calcext:value-type="string">
            <text:p>6 Baud @ 12 Hz</text:p>
          </table:table-cell>
          <table:table-cell table:style-name="ce8" table:formula="of:=CONCATENATE([.E$1];&quot;_&quot;;[.$A5];&quot;_&quot;;[.$B5])" office:value-type="string" office:string-value="Custom Desktop_12_6" calcext:value-type="string">
            <text:p>Custom Desktop_12_6</text:p>
          </table:table-cell>
          <table:table-cell table:formula="of:=256-([.F5]+[.G5])" office:value-type="float" office:value="2" calcext:value-type="float">
            <text:p>2</text:p>
          </table:table-cell>
          <table:table-cell table:formula="of:=VLOOKUP([.D5];[data.$A$1:.$H$1048576];7;0)" office:value-type="float" office:value="254" calcext:value-type="float">
            <text:p>254</text:p>
          </table:table-cell>
          <table:table-cell table:style-name="ce13" table:formula="of:=VLOOKUP([.D5];[data.$A$1:.$H$1048576];8;0)" office:value-type="float" office:value="0" calcext:value-type="float">
            <text:p>0</text:p>
          </table:table-cell>
          <table:table-cell table:style-name="ce17" table:formula="of:=[.E5]/256" office:value-type="percentage" office:value="0.0078125" calcext:value-type="percentage">
            <text:p>0.78%</text:p>
          </table:table-cell>
          <table:table-cell table:style-name="ce20" table:formula="of:=([.F5]+[.G5])/256" office:value-type="percentage" office:value="0.9921875" calcext:value-type="percentage">
            <text:p>99.22%</text:p>
          </table:table-cell>
          <table:table-cell table:style-name="ce8" table:formula="of:=CONCATENATE([.K$1];&quot;_&quot;;[.$A5];&quot;_&quot;;[.$B5])" office:value-type="string" office:string-value="Dell Poweredge 1950_12_6" calcext:value-type="string">
            <text:p>Dell Poweredge 1950_12_6</text:p>
          </table:table-cell>
          <table:table-cell table:formula="of:=256-([.L5]+[.M5])" office:value-type="float" office:value="255" calcext:value-type="float">
            <text:p>255</text:p>
          </table:table-cell>
          <table:table-cell table:formula="of:=VLOOKUP([.J5];[data.$A$1:.$H$1048576];7;0)" office:value-type="float" office:value="1" calcext:value-type="float">
            <text:p>1</text:p>
          </table:table-cell>
          <table:table-cell table:style-name="ce13" table:formula="of:=VLOOKUP([.J5];[data.$A$1:.$H$1048576];8;0)" office:value-type="float" office:value="0" calcext:value-type="float">
            <text:p>0</text:p>
          </table:table-cell>
          <table:table-cell table:style-name="ce17" table:formula="of:=[.K5]/256" office:value-type="percentage" office:value="0.99609375" calcext:value-type="percentage">
            <text:p>99.61%</text:p>
          </table:table-cell>
          <table:table-cell table:style-name="ce20" table:formula="of:=([.L5]+[.M5])/256" office:value-type="percentage" office:value="0.00390625" calcext:value-type="percentage">
            <text:p>0.39%</text:p>
          </table:table-cell>
          <table:table-cell table:style-name="ce8" table:formula="of:=CONCATENATE([.Q$1];&quot;_&quot;;[.$A5];&quot;_&quot;;[.$B5])" office:value-type="string" office:string-value="Dell Vostro 3550_12_6" calcext:value-type="string">
            <text:p>Dell Vostro 3550_12_6</text:p>
          </table:table-cell>
          <table:table-cell table:formula="of:=256-([.R5]+[.S5])" office:value-type="float" office:value="0" calcext:value-type="float">
            <text:p>0</text:p>
          </table:table-cell>
          <table:table-cell table:formula="of:=VLOOKUP([.P5];[data.$A$1:.$H$1048576];7;0)" office:value-type="float" office:value="256" calcext:value-type="float">
            <text:p>256</text:p>
          </table:table-cell>
          <table:table-cell table:style-name="ce13" table:formula="of:=VLOOKUP([.P5];[data.$A$1:.$H$1048576];8;0)" office:value-type="float" office:value="0" calcext:value-type="float">
            <text:p>0</text:p>
          </table:table-cell>
          <table:table-cell table:style-name="ce17" table:formula="of:=[.Q5]/256" office:value-type="percentage" office:value="0" calcext:value-type="percentage">
            <text:p>0.00%</text:p>
          </table:table-cell>
          <table:table-cell table:style-name="ce20" table:formula="of:=([.R5]+[.S5])/256" office:value-type="percentage" office:value="1" calcext:value-type="percentage">
            <text:p>100.00%</text:p>
          </table:table-cell>
          <table:table-cell table:style-name="ce8" table:formula="of:=CONCATENATE([.W$1];&quot;_&quot;;[.$A5];&quot;_&quot;;[.$B5])" office:value-type="string" office:string-value="Intel NUC7i5BNH_12_6" calcext:value-type="string">
            <text:p>Intel NUC7i5BNH_12_6</text:p>
          </table:table-cell>
          <table:table-cell table:formula="of:=256-([.X5]+[.Y5])" office:value-type="string" office:string-value="" calcext:value-type="error">
            <text:p>#N/A</text:p>
          </table:table-cell>
          <table:table-cell table:formula="of:=VLOOKUP([.V5];[data.$A$1:.$H$1048576];7;0)" office:value-type="string" office:string-value="" calcext:value-type="error">
            <text:p>#N/A</text:p>
          </table:table-cell>
          <table:table-cell table:style-name="ce13" table:formula="of:=VLOOKUP([.V5];[data.$A$1:.$H$1048576];8;0)" office:value-type="string" office:string-value="" calcext:value-type="error">
            <text:p>#N/A</text:p>
          </table:table-cell>
          <table:table-cell table:style-name="ce17" table:formula="of:=[.W5]/256" office:value-type="string" office:string-value="" calcext:value-type="error">
            <text:p>#N/A</text:p>
          </table:table-cell>
          <table:table-cell table:style-name="ce20" table:formula="of:=([.X5]+[.Y5])/256" office:value-type="string" office:string-value="" calcext:value-type="error">
            <text:p>#N/A</text:p>
          </table:table-cell>
          <table:table-cell/>
          <table:table-cell table:style-name="ce9" table:formula="of:=([.E5]+[.K5]+[.Q5])/SUM([.E5:.S5])" office:value-type="percentage" office:value="0.333766233766234" calcext:value-type="percentage">
            <text:p>33.38%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5" table:formula="of:=CONCATENATE([.B6]; &quot; Baud @ &quot;;[.A6]; &quot; Hz&quot;)" office:value-type="string" office:string-value="9 Baud @ 18 Hz" calcext:value-type="string">
            <text:p>9 Baud @ 18 Hz</text:p>
          </table:table-cell>
          <table:table-cell table:style-name="ce8" table:formula="of:=CONCATENATE([.E$1];&quot;_&quot;;[.$A6];&quot;_&quot;;[.$B6])" office:value-type="string" office:string-value="Custom Desktop_18_9" calcext:value-type="string">
            <text:p>Custom Desktop_18_9</text:p>
          </table:table-cell>
          <table:table-cell table:formula="of:=256-([.F6]+[.G6])" office:value-type="float" office:value="2" calcext:value-type="float">
            <text:p>2</text:p>
          </table:table-cell>
          <table:table-cell table:formula="of:=VLOOKUP([.D6];[data.$A$1:.$H$1048576];7;0)" office:value-type="float" office:value="254" calcext:value-type="float">
            <text:p>254</text:p>
          </table:table-cell>
          <table:table-cell table:style-name="ce13" table:formula="of:=VLOOKUP([.D6];[data.$A$1:.$H$1048576];8;0)" office:value-type="float" office:value="0" calcext:value-type="float">
            <text:p>0</text:p>
          </table:table-cell>
          <table:table-cell table:style-name="ce17" table:formula="of:=[.E6]/256" office:value-type="percentage" office:value="0.0078125" calcext:value-type="percentage">
            <text:p>0.78%</text:p>
          </table:table-cell>
          <table:table-cell table:style-name="ce20" table:formula="of:=([.F6]+[.G6])/256" office:value-type="percentage" office:value="0.9921875" calcext:value-type="percentage">
            <text:p>99.22%</text:p>
          </table:table-cell>
          <table:table-cell table:style-name="ce8" table:formula="of:=CONCATENATE([.K$1];&quot;_&quot;;[.$A6];&quot;_&quot;;[.$B6])" office:value-type="string" office:string-value="Dell Poweredge 1950_18_9" calcext:value-type="string">
            <text:p>Dell Poweredge 1950_18_9</text:p>
          </table:table-cell>
          <table:table-cell table:formula="of:=256-([.L6]+[.M6])" office:value-type="float" office:value="80" calcext:value-type="float">
            <text:p>80</text:p>
          </table:table-cell>
          <table:table-cell table:formula="of:=VLOOKUP([.J6];[data.$A$1:.$H$1048576];7;0)" office:value-type="float" office:value="176" calcext:value-type="float">
            <text:p>176</text:p>
          </table:table-cell>
          <table:table-cell table:style-name="ce13" table:formula="of:=VLOOKUP([.J6];[data.$A$1:.$H$1048576];8;0)" office:value-type="float" office:value="0" calcext:value-type="float">
            <text:p>0</text:p>
          </table:table-cell>
          <table:table-cell table:style-name="ce17" table:formula="of:=[.K6]/256" office:value-type="percentage" office:value="0.3125" calcext:value-type="percentage">
            <text:p>31.25%</text:p>
          </table:table-cell>
          <table:table-cell table:style-name="ce20" table:formula="of:=([.L6]+[.M6])/256" office:value-type="percentage" office:value="0.6875" calcext:value-type="percentage">
            <text:p>68.75%</text:p>
          </table:table-cell>
          <table:table-cell table:style-name="ce8" table:formula="of:=CONCATENATE([.Q$1];&quot;_&quot;;[.$A6];&quot;_&quot;;[.$B6])" office:value-type="string" office:string-value="Dell Vostro 3550_18_9" calcext:value-type="string">
            <text:p>Dell Vostro 3550_18_9</text:p>
          </table:table-cell>
          <table:table-cell table:formula="of:=256-([.R6]+[.S6])" office:value-type="float" office:value="0" calcext:value-type="float">
            <text:p>0</text:p>
          </table:table-cell>
          <table:table-cell table:formula="of:=VLOOKUP([.P6];[data.$A$1:.$H$1048576];7;0)" office:value-type="float" office:value="256" calcext:value-type="float">
            <text:p>256</text:p>
          </table:table-cell>
          <table:table-cell table:style-name="ce13" table:formula="of:=VLOOKUP([.P6];[data.$A$1:.$H$1048576];8;0)" office:value-type="float" office:value="0" calcext:value-type="float">
            <text:p>0</text:p>
          </table:table-cell>
          <table:table-cell table:style-name="ce17" table:formula="of:=[.Q6]/256" office:value-type="percentage" office:value="0" calcext:value-type="percentage">
            <text:p>0.00%</text:p>
          </table:table-cell>
          <table:table-cell table:style-name="ce20" table:formula="of:=([.R6]+[.S6])/256" office:value-type="percentage" office:value="1" calcext:value-type="percentage">
            <text:p>100.00%</text:p>
          </table:table-cell>
          <table:table-cell table:style-name="ce8" table:formula="of:=CONCATENATE([.W$1];&quot;_&quot;;[.$A6];&quot;_&quot;;[.$B6])" office:value-type="string" office:string-value="Intel NUC7i5BNH_18_9" calcext:value-type="string">
            <text:p>Intel NUC7i5BNH_18_9</text:p>
          </table:table-cell>
          <table:table-cell table:formula="of:=256-([.X6]+[.Y6])" office:value-type="string" office:string-value="" calcext:value-type="error">
            <text:p>#N/A</text:p>
          </table:table-cell>
          <table:table-cell table:formula="of:=VLOOKUP([.V6];[data.$A$1:.$H$1048576];7;0)" office:value-type="string" office:string-value="" calcext:value-type="error">
            <text:p>#N/A</text:p>
          </table:table-cell>
          <table:table-cell table:style-name="ce13" table:formula="of:=VLOOKUP([.V6];[data.$A$1:.$H$1048576];8;0)" office:value-type="string" office:string-value="" calcext:value-type="error">
            <text:p>#N/A</text:p>
          </table:table-cell>
          <table:table-cell table:style-name="ce17" table:formula="of:=[.W6]/256" office:value-type="string" office:string-value="" calcext:value-type="error">
            <text:p>#N/A</text:p>
          </table:table-cell>
          <table:table-cell table:style-name="ce20" table:formula="of:=([.X6]+[.Y6])/256" office:value-type="string" office:string-value="" calcext:value-type="error">
            <text:p>#N/A</text:p>
          </table:table-cell>
          <table:table-cell/>
          <table:table-cell table:style-name="ce9" table:formula="of:=([.E6]+[.K6]+[.Q6])/SUM([.E6:.S6])" office:value-type="percentage" office:value="0.106493506493506" calcext:value-type="percentage">
            <text:p>10.65%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5" table:formula="of:=CONCATENATE([.B7]; &quot; Baud @ &quot;;[.A7]; &quot; Hz&quot;)" office:value-type="string" office:string-value="12 Baud @ 24 Hz" calcext:value-type="string">
            <text:p>12 Baud @ 24 Hz</text:p>
          </table:table-cell>
          <table:table-cell table:style-name="ce8" table:formula="of:=CONCATENATE([.E$1];&quot;_&quot;;[.$A7];&quot;_&quot;;[.$B7])" office:value-type="string" office:string-value="Custom Desktop_24_12" calcext:value-type="string">
            <text:p>Custom Desktop_24_12</text:p>
          </table:table-cell>
          <table:table-cell table:formula="of:=256-([.F7]+[.G7])" office:value-type="float" office:value="0" calcext:value-type="float">
            <text:p>0</text:p>
          </table:table-cell>
          <table:table-cell table:formula="of:=VLOOKUP([.D7];[data.$A$1:.$H$1048576];7;0)" office:value-type="float" office:value="256" calcext:value-type="float">
            <text:p>256</text:p>
          </table:table-cell>
          <table:table-cell table:style-name="ce13" table:formula="of:=VLOOKUP([.D7];[data.$A$1:.$H$1048576];8;0)" office:value-type="float" office:value="0" calcext:value-type="float">
            <text:p>0</text:p>
          </table:table-cell>
          <table:table-cell table:style-name="ce17" table:formula="of:=[.E7]/256" office:value-type="percentage" office:value="0" calcext:value-type="percentage">
            <text:p>0.00%</text:p>
          </table:table-cell>
          <table:table-cell table:style-name="ce20" table:formula="of:=([.F7]+[.G7])/256" office:value-type="percentage" office:value="1" calcext:value-type="percentage">
            <text:p>100.00%</text:p>
          </table:table-cell>
          <table:table-cell table:style-name="ce8" table:formula="of:=CONCATENATE([.K$1];&quot;_&quot;;[.$A7];&quot;_&quot;;[.$B7])" office:value-type="string" office:string-value="Dell Poweredge 1950_24_12" calcext:value-type="string">
            <text:p>Dell Poweredge 1950_24_12</text:p>
          </table:table-cell>
          <table:table-cell table:formula="of:=256-([.L7]+[.M7])" office:value-type="float" office:value="0" calcext:value-type="float">
            <text:p>0</text:p>
          </table:table-cell>
          <table:table-cell table:formula="of:=VLOOKUP([.J7];[data.$A$1:.$H$1048576];7;0)" office:value-type="float" office:value="256" calcext:value-type="float">
            <text:p>256</text:p>
          </table:table-cell>
          <table:table-cell table:style-name="ce13" table:formula="of:=VLOOKUP([.J7];[data.$A$1:.$H$1048576];8;0)" office:value-type="float" office:value="0" calcext:value-type="float">
            <text:p>0</text:p>
          </table:table-cell>
          <table:table-cell table:style-name="ce17" table:formula="of:=[.K7]/256" office:value-type="percentage" office:value="0" calcext:value-type="percentage">
            <text:p>0.00%</text:p>
          </table:table-cell>
          <table:table-cell table:style-name="ce20" table:formula="of:=([.L7]+[.M7])/256" office:value-type="percentage" office:value="1" calcext:value-type="percentage">
            <text:p>100.00%</text:p>
          </table:table-cell>
          <table:table-cell table:style-name="ce8" table:formula="of:=CONCATENATE([.Q$1];&quot;_&quot;;[.$A7];&quot;_&quot;;[.$B7])" office:value-type="string" office:string-value="Dell Vostro 3550_24_12" calcext:value-type="string">
            <text:p>Dell Vostro 3550_24_12</text:p>
          </table:table-cell>
          <table:table-cell table:formula="of:=256-([.R7]+[.S7])" office:value-type="float" office:value="0" calcext:value-type="float">
            <text:p>0</text:p>
          </table:table-cell>
          <table:table-cell table:formula="of:=VLOOKUP([.P7];[data.$A$1:.$H$1048576];7;0)" office:value-type="float" office:value="256" calcext:value-type="float">
            <text:p>256</text:p>
          </table:table-cell>
          <table:table-cell table:style-name="ce13" table:formula="of:=VLOOKUP([.P7];[data.$A$1:.$H$1048576];8;0)" office:value-type="float" office:value="0" calcext:value-type="float">
            <text:p>0</text:p>
          </table:table-cell>
          <table:table-cell table:style-name="ce17" table:formula="of:=[.Q7]/256" office:value-type="percentage" office:value="0" calcext:value-type="percentage">
            <text:p>0.00%</text:p>
          </table:table-cell>
          <table:table-cell table:style-name="ce20" table:formula="of:=([.R7]+[.S7])/256" office:value-type="percentage" office:value="1" calcext:value-type="percentage">
            <text:p>100.00%</text:p>
          </table:table-cell>
          <table:table-cell table:style-name="ce8" table:formula="of:=CONCATENATE([.W$1];&quot;_&quot;;[.$A7];&quot;_&quot;;[.$B7])" office:value-type="string" office:string-value="Intel NUC7i5BNH_24_12" calcext:value-type="string">
            <text:p>Intel NUC7i5BNH_24_12</text:p>
          </table:table-cell>
          <table:table-cell table:formula="of:=256-([.X7]+[.Y7])" office:value-type="string" office:string-value="" calcext:value-type="error">
            <text:p>#N/A</text:p>
          </table:table-cell>
          <table:table-cell table:formula="of:=VLOOKUP([.V7];[data.$A$1:.$H$1048576];7;0)" office:value-type="string" office:string-value="" calcext:value-type="error">
            <text:p>#N/A</text:p>
          </table:table-cell>
          <table:table-cell table:style-name="ce13" table:formula="of:=VLOOKUP([.V7];[data.$A$1:.$H$1048576];8;0)" office:value-type="string" office:string-value="" calcext:value-type="error">
            <text:p>#N/A</text:p>
          </table:table-cell>
          <table:table-cell table:style-name="ce17" table:formula="of:=[.W7]/256" office:value-type="string" office:string-value="" calcext:value-type="error">
            <text:p>#N/A</text:p>
          </table:table-cell>
          <table:table-cell table:style-name="ce20" table:formula="of:=([.X7]+[.Y7])/256" office:value-type="string" office:string-value="" calcext:value-type="error">
            <text:p>#N/A</text:p>
          </table:table-cell>
          <table:table-cell/>
          <table:table-cell table:style-name="ce9" table:formula="of:=([.E7]+[.K7]+[.Q7])/SUM([.E7:.S7])" office:value-type="percentage" office:value="0" calcext:value-type="percentage">
            <text:p>0.00%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5" table:formula="of:=CONCATENATE([.B8]; &quot; Baud @ &quot;;[.A8]; &quot; Hz&quot;)" office:value-type="string" office:string-value="15 Baud @ 30 Hz" calcext:value-type="string">
            <text:p>15 Baud @ 30 Hz</text:p>
          </table:table-cell>
          <table:table-cell table:style-name="ce8" table:formula="of:=CONCATENATE([.E$1];&quot;_&quot;;[.$A8];&quot;_&quot;;[.$B8])" office:value-type="string" office:string-value="Custom Desktop_30_15" calcext:value-type="string">
            <text:p>Custom Desktop_30_15</text:p>
          </table:table-cell>
          <table:table-cell table:formula="of:=256-([.F8]+[.G8])" office:value-type="float" office:value="0" calcext:value-type="float">
            <text:p>0</text:p>
          </table:table-cell>
          <table:table-cell table:formula="of:=VLOOKUP([.D8];[data.$A$1:.$H$1048576];7;0)" office:value-type="float" office:value="256" calcext:value-type="float">
            <text:p>256</text:p>
          </table:table-cell>
          <table:table-cell table:style-name="ce13" table:formula="of:=VLOOKUP([.D8];[data.$A$1:.$H$1048576];8;0)" office:value-type="float" office:value="0" calcext:value-type="float">
            <text:p>0</text:p>
          </table:table-cell>
          <table:table-cell table:style-name="ce17" table:formula="of:=[.E8]/256" office:value-type="percentage" office:value="0" calcext:value-type="percentage">
            <text:p>0.00%</text:p>
          </table:table-cell>
          <table:table-cell table:style-name="ce20" table:formula="of:=([.F8]+[.G8])/256" office:value-type="percentage" office:value="1" calcext:value-type="percentage">
            <text:p>100.00%</text:p>
          </table:table-cell>
          <table:table-cell table:style-name="ce8" table:formula="of:=CONCATENATE([.K$1];&quot;_&quot;;[.$A8];&quot;_&quot;;[.$B8])" office:value-type="string" office:string-value="Dell Poweredge 1950_30_15" calcext:value-type="string">
            <text:p>Dell Poweredge 1950_30_15</text:p>
          </table:table-cell>
          <table:table-cell table:formula="of:=256-([.L8]+[.M8])" office:value-type="float" office:value="0" calcext:value-type="float">
            <text:p>0</text:p>
          </table:table-cell>
          <table:table-cell table:formula="of:=VLOOKUP([.J8];[data.$A$1:.$H$1048576];7;0)" office:value-type="float" office:value="256" calcext:value-type="float">
            <text:p>256</text:p>
          </table:table-cell>
          <table:table-cell table:style-name="ce13" table:formula="of:=VLOOKUP([.J8];[data.$A$1:.$H$1048576];8;0)" office:value-type="float" office:value="0" calcext:value-type="float">
            <text:p>0</text:p>
          </table:table-cell>
          <table:table-cell table:style-name="ce17" table:formula="of:=[.K8]/256" office:value-type="percentage" office:value="0" calcext:value-type="percentage">
            <text:p>0.00%</text:p>
          </table:table-cell>
          <table:table-cell table:style-name="ce20" table:formula="of:=([.L8]+[.M8])/256" office:value-type="percentage" office:value="1" calcext:value-type="percentage">
            <text:p>100.00%</text:p>
          </table:table-cell>
          <table:table-cell table:style-name="ce8" table:formula="of:=CONCATENATE([.Q$1];&quot;_&quot;;[.$A8];&quot;_&quot;;[.$B8])" office:value-type="string" office:string-value="Dell Vostro 3550_30_15" calcext:value-type="string">
            <text:p>Dell Vostro 3550_30_15</text:p>
          </table:table-cell>
          <table:table-cell table:formula="of:=256-([.R8]+[.S8])" office:value-type="float" office:value="0" calcext:value-type="float">
            <text:p>0</text:p>
          </table:table-cell>
          <table:table-cell table:formula="of:=VLOOKUP([.P8];[data.$A$1:.$H$1048576];7;0)" office:value-type="float" office:value="256" calcext:value-type="float">
            <text:p>256</text:p>
          </table:table-cell>
          <table:table-cell table:style-name="ce13" table:formula="of:=VLOOKUP([.P8];[data.$A$1:.$H$1048576];8;0)" office:value-type="float" office:value="0" calcext:value-type="float">
            <text:p>0</text:p>
          </table:table-cell>
          <table:table-cell table:style-name="ce17" table:formula="of:=[.Q8]/256" office:value-type="percentage" office:value="0" calcext:value-type="percentage">
            <text:p>0.00%</text:p>
          </table:table-cell>
          <table:table-cell table:style-name="ce20" table:formula="of:=([.R8]+[.S8])/256" office:value-type="percentage" office:value="1" calcext:value-type="percentage">
            <text:p>100.00%</text:p>
          </table:table-cell>
          <table:table-cell table:style-name="ce8" table:formula="of:=CONCATENATE([.W$1];&quot;_&quot;;[.$A8];&quot;_&quot;;[.$B8])" office:value-type="string" office:string-value="Intel NUC7i5BNH_30_15" calcext:value-type="string">
            <text:p>Intel NUC7i5BNH_30_15</text:p>
          </table:table-cell>
          <table:table-cell table:formula="of:=256-([.X8]+[.Y8])" office:value-type="string" office:string-value="" calcext:value-type="error">
            <text:p>#N/A</text:p>
          </table:table-cell>
          <table:table-cell table:formula="of:=VLOOKUP([.V8];[data.$A$1:.$H$1048576];7;0)" office:value-type="string" office:string-value="" calcext:value-type="error">
            <text:p>#N/A</text:p>
          </table:table-cell>
          <table:table-cell table:style-name="ce13" table:formula="of:=VLOOKUP([.V8];[data.$A$1:.$H$1048576];8;0)" office:value-type="string" office:string-value="" calcext:value-type="error">
            <text:p>#N/A</text:p>
          </table:table-cell>
          <table:table-cell table:style-name="ce17" table:formula="of:=[.W8]/256" office:value-type="string" office:string-value="" calcext:value-type="error">
            <text:p>#N/A</text:p>
          </table:table-cell>
          <table:table-cell table:style-name="ce20" table:formula="of:=([.X8]+[.Y8])/256" office:value-type="string" office:string-value="" calcext:value-type="error">
            <text:p>#N/A</text:p>
          </table:table-cell>
          <table:table-cell/>
          <table:table-cell table:style-name="ce9" table:formula="of:=([.E8]+[.K8]+[.Q8])/SUM([.E8:.S8])" office:value-type="percentage" office:value="0" calcext:value-type="percentage">
            <text:p>0.00%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style-name="ce5" table:formula="of:=CONCATENATE([.B9]; &quot; Baud @ &quot;;[.A9]; &quot; Hz&quot;)" office:value-type="string" office:string-value="18 Baud @ 36 Hz" calcext:value-type="string">
            <text:p>18 Baud @ 36 Hz</text:p>
          </table:table-cell>
          <table:table-cell table:style-name="ce8" table:formula="of:=CONCATENATE([.E$1];&quot;_&quot;;[.$A9];&quot;_&quot;;[.$B9])" office:value-type="string" office:string-value="Custom Desktop_36_18" calcext:value-type="string">
            <text:p>Custom Desktop_36_18</text:p>
          </table:table-cell>
          <table:table-cell table:formula="of:=256-([.F9]+[.G9])" office:value-type="float" office:value="0" calcext:value-type="float">
            <text:p>0</text:p>
          </table:table-cell>
          <table:table-cell table:formula="of:=VLOOKUP([.D9];[data.$A$1:.$H$1048576];7;0)" office:value-type="float" office:value="256" calcext:value-type="float">
            <text:p>256</text:p>
          </table:table-cell>
          <table:table-cell table:style-name="ce13" table:formula="of:=VLOOKUP([.D9];[data.$A$1:.$H$1048576];8;0)" office:value-type="float" office:value="0" calcext:value-type="float">
            <text:p>0</text:p>
          </table:table-cell>
          <table:table-cell table:style-name="ce17" table:formula="of:=[.E9]/256" office:value-type="percentage" office:value="0" calcext:value-type="percentage">
            <text:p>0.00%</text:p>
          </table:table-cell>
          <table:table-cell table:style-name="ce20" table:formula="of:=([.F9]+[.G9])/256" office:value-type="percentage" office:value="1" calcext:value-type="percentage">
            <text:p>100.00%</text:p>
          </table:table-cell>
          <table:table-cell table:style-name="ce8" table:formula="of:=CONCATENATE([.K$1];&quot;_&quot;;[.$A9];&quot;_&quot;;[.$B9])" office:value-type="string" office:string-value="Dell Poweredge 1950_36_18" calcext:value-type="string">
            <text:p>Dell Poweredge 1950_36_18</text:p>
          </table:table-cell>
          <table:table-cell table:formula="of:=256-([.L9]+[.M9])" office:value-type="float" office:value="0" calcext:value-type="float">
            <text:p>0</text:p>
          </table:table-cell>
          <table:table-cell table:formula="of:=VLOOKUP([.J9];[data.$A$1:.$H$1048576];7;0)" office:value-type="float" office:value="256" calcext:value-type="float">
            <text:p>256</text:p>
          </table:table-cell>
          <table:table-cell table:style-name="ce13" table:formula="of:=VLOOKUP([.J9];[data.$A$1:.$H$1048576];8;0)" office:value-type="float" office:value="0" calcext:value-type="float">
            <text:p>0</text:p>
          </table:table-cell>
          <table:table-cell table:style-name="ce17" table:formula="of:=[.K9]/256" office:value-type="percentage" office:value="0" calcext:value-type="percentage">
            <text:p>0.00%</text:p>
          </table:table-cell>
          <table:table-cell table:style-name="ce20" table:formula="of:=([.L9]+[.M9])/256" office:value-type="percentage" office:value="1" calcext:value-type="percentage">
            <text:p>100.00%</text:p>
          </table:table-cell>
          <table:table-cell table:style-name="ce8" table:formula="of:=CONCATENATE([.Q$1];&quot;_&quot;;[.$A9];&quot;_&quot;;[.$B9])" office:value-type="string" office:string-value="Dell Vostro 3550_36_18" calcext:value-type="string">
            <text:p>Dell Vostro 3550_36_18</text:p>
          </table:table-cell>
          <table:table-cell table:formula="of:=256-([.R9]+[.S9])" office:value-type="float" office:value="0" calcext:value-type="float">
            <text:p>0</text:p>
          </table:table-cell>
          <table:table-cell table:formula="of:=VLOOKUP([.P9];[data.$A$1:.$H$1048576];7;0)" office:value-type="float" office:value="256" calcext:value-type="float">
            <text:p>256</text:p>
          </table:table-cell>
          <table:table-cell table:style-name="ce13" table:formula="of:=VLOOKUP([.P9];[data.$A$1:.$H$1048576];8;0)" office:value-type="float" office:value="0" calcext:value-type="float">
            <text:p>0</text:p>
          </table:table-cell>
          <table:table-cell table:style-name="ce17" table:formula="of:=[.Q9]/256" office:value-type="percentage" office:value="0" calcext:value-type="percentage">
            <text:p>0.00%</text:p>
          </table:table-cell>
          <table:table-cell table:style-name="ce20" table:formula="of:=([.R9]+[.S9])/256" office:value-type="percentage" office:value="1" calcext:value-type="percentage">
            <text:p>100.00%</text:p>
          </table:table-cell>
          <table:table-cell table:style-name="ce8" table:formula="of:=CONCATENATE([.W$1];&quot;_&quot;;[.$A9];&quot;_&quot;;[.$B9])" office:value-type="string" office:string-value="Intel NUC7i5BNH_36_18" calcext:value-type="string">
            <text:p>Intel NUC7i5BNH_36_18</text:p>
          </table:table-cell>
          <table:table-cell table:formula="of:=256-([.X9]+[.Y9])" office:value-type="string" office:string-value="" calcext:value-type="error">
            <text:p>#N/A</text:p>
          </table:table-cell>
          <table:table-cell table:formula="of:=VLOOKUP([.V9];[data.$A$1:.$H$1048576];7;0)" office:value-type="string" office:string-value="" calcext:value-type="error">
            <text:p>#N/A</text:p>
          </table:table-cell>
          <table:table-cell table:style-name="ce13" table:formula="of:=VLOOKUP([.V9];[data.$A$1:.$H$1048576];8;0)" office:value-type="string" office:string-value="" calcext:value-type="error">
            <text:p>#N/A</text:p>
          </table:table-cell>
          <table:table-cell table:style-name="ce17" table:formula="of:=[.W9]/256" office:value-type="string" office:string-value="" calcext:value-type="error">
            <text:p>#N/A</text:p>
          </table:table-cell>
          <table:table-cell table:style-name="ce20" table:formula="of:=([.X9]+[.Y9])/256" office:value-type="string" office:string-value="" calcext:value-type="error">
            <text:p>#N/A</text:p>
          </table:table-cell>
          <table:table-cell/>
          <table:table-cell table:style-name="ce9" table:formula="of:=([.E9]+[.K9]+[.Q9])/SUM([.E9:.S9])" office:value-type="percentage" office:value="0" calcext:value-type="percentage">
            <text:p>0.00%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5"/>
          <table:table-cell table:style-name="ce8"/>
          <table:table-cell table:number-columns-repeated="2"/>
          <table:table-cell table:style-name="ce13"/>
          <table:table-cell table:style-name="ce17"/>
          <table:table-cell table:style-name="ce20"/>
          <table:table-cell table:style-name="ce8"/>
          <table:table-cell table:number-columns-repeated="2"/>
          <table:table-cell table:style-name="ce13"/>
          <table:table-cell table:style-name="ce17"/>
          <table:table-cell table:style-name="ce22"/>
          <table:table-cell table:style-name="ce8"/>
          <table:table-cell table:number-columns-repeated="2"/>
          <table:table-cell table:style-name="ce13"/>
          <table:table-cell table:style-name="ce17"/>
          <table:table-cell table:style-name="ce22"/>
          <table:table-cell table:style-name="ce8"/>
          <table:table-cell table:number-columns-repeated="2"/>
          <table:table-cell table:style-name="ce13"/>
          <table:table-cell table:style-name="ce17"/>
          <table:table-cell table:style-name="ce22"/>
          <table:table-cell/>
          <table:table-cell table:style-name="ce9"/>
          <table:table-cell table:number-columns-repeated="995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table:style-name="ce13"/>
          <table:table-cell table:style-name="ce17"/>
          <table:table-cell table:style-name="ce20"/>
          <table:table-cell table:number-columns-repeated="3"/>
          <table:table-cell table:style-name="ce13"/>
          <table:table-cell table:style-name="ce17"/>
          <table:table-cell table:style-name="ce22"/>
          <table:table-cell table:number-columns-repeated="3"/>
          <table:table-cell table:style-name="ce13"/>
          <table:table-cell table:style-name="ce17"/>
          <table:table-cell table:style-name="ce22"/>
          <table:table-cell table:number-columns-repeated="3"/>
          <table:table-cell table:style-name="ce13"/>
          <table:table-cell table:style-name="ce17"/>
          <table:table-cell table:style-name="ce22"/>
          <table:table-cell table:number-columns-repeated="997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5"/>
          <table:table-cell/>
          <table:table-cell table:formula="of:=SUM([.E4:.E9])" office:value-type="float" office:value="78" calcext:value-type="float">
            <text:p>78</text:p>
          </table:table-cell>
          <table:table-cell table:formula="of:=SUM([.F4:.F9])" office:value-type="float" office:value="1458" calcext:value-type="float">
            <text:p>1458</text:p>
          </table:table-cell>
          <table:table-cell table:style-name="ce13" table:formula="of:=SUM([.G4:.G9])" office:value-type="float" office:value="0" calcext:value-type="float">
            <text:p>0</text:p>
          </table:table-cell>
          <table:table-cell table:style-name="ce17"/>
          <table:table-cell table:style-name="ce20"/>
          <table:table-cell/>
          <table:table-cell table:formula="of:=SUM([.K4:.K9])" office:value-type="float" office:value="417" calcext:value-type="float">
            <text:p>417</text:p>
          </table:table-cell>
          <table:table-cell table:formula="of:=SUM([.L4:.L9])" office:value-type="float" office:value="1119" calcext:value-type="float">
            <text:p>1119</text:p>
          </table:table-cell>
          <table:table-cell table:style-name="ce13" table:formula="of:=SUM([.M4:.M9])" office:value-type="float" office:value="0" calcext:value-type="float">
            <text:p>0</text:p>
          </table:table-cell>
          <table:table-cell table:style-name="ce17"/>
          <table:table-cell table:style-name="ce22"/>
          <table:table-cell/>
          <table:table-cell table:formula="of:=SUM([.Q4:.Q9])" office:value-type="float" office:value="0" calcext:value-type="float">
            <text:p>0</text:p>
          </table:table-cell>
          <table:table-cell table:formula="of:=SUM([.R4:.R9])" office:value-type="float" office:value="1536" calcext:value-type="float">
            <text:p>1536</text:p>
          </table:table-cell>
          <table:table-cell table:style-name="ce13" table:formula="of:=SUM([.S4:.S9])" office:value-type="float" office:value="0" calcext:value-type="float">
            <text:p>0</text:p>
          </table:table-cell>
          <table:table-cell table:style-name="ce17"/>
          <table:table-cell table:style-name="ce22"/>
          <table:table-cell/>
          <table:table-cell table:formula="of:=SUM([.W4:.W9])" office:value-type="string" office:string-value="" calcext:value-type="error">
            <text:p>#N/A</text:p>
          </table:table-cell>
          <table:table-cell table:formula="of:=SUM([.X4:.X9])" office:value-type="string" office:string-value="" calcext:value-type="error">
            <text:p>#N/A</text:p>
          </table:table-cell>
          <table:table-cell table:style-name="ce13" table:formula="of:=SUM([.Y4:.Y9])" office:value-type="string" office:string-value="" calcext:value-type="error">
            <text:p>#N/A</text:p>
          </table:table-cell>
          <table:table-cell table:style-name="ce17"/>
          <table:table-cell table:style-name="ce22"/>
          <table:table-cell table:number-columns-repeated="997"/>
        </table:table-row>
        <table:table-row table:style-name="ro1">
          <table:table-cell table:number-columns-repeated="2"/>
          <table:table-cell table:style-name="ce5"/>
          <table:table-cell/>
          <table:table-cell table:style-name="ce9" table:formula="of:=[.E12]/SUM([.E12:.G12])" office:value-type="percentage" office:value="0.05078125" calcext:value-type="percentage">
            <text:p>5.08%</text:p>
          </table:table-cell>
          <table:table-cell table:style-name="ce10" table:formula="of:=[.F12]/SUM([.E12:.G12])" office:value-type="percentage" office:value="0.94921875" calcext:value-type="percentage">
            <text:p>94.92%</text:p>
          </table:table-cell>
          <table:table-cell table:style-name="ce14" table:formula="of:=[.G12]/SUM([.E12:.G12])" office:value-type="percentage" office:value="0" calcext:value-type="percentage">
            <text:p>0.00%</text:p>
          </table:table-cell>
          <table:table-cell table:style-name="ce14"/>
          <table:table-cell table:style-name="ce21"/>
          <table:table-cell/>
          <table:table-cell table:style-name="ce9" table:formula="of:=[.K12]/SUM([.K12:.M12])" office:value-type="percentage" office:value="0.271484375" calcext:value-type="percentage">
            <text:p>27.15%</text:p>
          </table:table-cell>
          <table:table-cell table:style-name="ce10" table:formula="of:=[.L12]/SUM([.K12:.M12])" office:value-type="percentage" office:value="0.728515625" calcext:value-type="percentage">
            <text:p>72.85%</text:p>
          </table:table-cell>
          <table:table-cell table:style-name="ce14" table:formula="of:=[.M12]/SUM([.K12:.M12])" office:value-type="percentage" office:value="0" calcext:value-type="percentage">
            <text:p>0.00%</text:p>
          </table:table-cell>
          <table:table-cell table:style-name="ce14"/>
          <table:table-cell table:style-name="ce21"/>
          <table:table-cell/>
          <table:table-cell table:style-name="ce9" table:formula="of:=[.Q12]/SUM([.Q12:.S12])" office:value-type="percentage" office:value="0" calcext:value-type="percentage">
            <text:p>0.00%</text:p>
          </table:table-cell>
          <table:table-cell table:style-name="ce10" table:formula="of:=[.R12]/SUM([.Q12:.S12])" office:value-type="percentage" office:value="1" calcext:value-type="percentage">
            <text:p>100.00%</text:p>
          </table:table-cell>
          <table:table-cell table:style-name="ce14" table:formula="of:=[.S12]/SUM([.Q12:.S12])" office:value-type="percentage" office:value="0" calcext:value-type="percentage">
            <text:p>0.00%</text:p>
          </table:table-cell>
          <table:table-cell table:style-name="ce14"/>
          <table:table-cell table:style-name="ce21"/>
          <table:table-cell/>
          <table:table-cell table:style-name="ce9" table:formula="of:=[.W12]/SUM([.W12:.Y12])" office:value-type="string" office:string-value="" calcext:value-type="error">
            <text:p>#N/A</text:p>
          </table:table-cell>
          <table:table-cell table:style-name="ce10" table:formula="of:=[.X12]/SUM([.W12:.Y12])" office:value-type="string" office:string-value="" calcext:value-type="error">
            <text:p>#N/A</text:p>
          </table:table-cell>
          <table:table-cell table:style-name="ce14" table:formula="of:=[.Y12]/SUM([.W12:.Y12])" office:value-type="string" office:string-value="" calcext:value-type="error">
            <text:p>#N/A</text:p>
          </table:table-cell>
          <table:table-cell table:style-name="ce14"/>
          <table:table-cell table:style-name="ce21"/>
          <table:table-cell table:number-columns-repeated="99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1">
        <table:table-column table:style-name="co8" table:default-cell-style-name="Default"/>
        <table:table-column table:style-name="co9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Carrier Freq.</text:p>
          </table:table-cell>
          <table:table-cell table:style-name="ce1" office:value-type="string" calcext:value-type="string">
            <text:p>Baud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Clipping</text:p>
          </table:table-cell>
          <table:table-cell table:style-name="ce1" office:value-type="string" calcext:value-type="string">
            <text:p>Packet Loss</text:p>
          </table:table-cell>
          <table:table-cell table:style-name="ce1" office:value-type="string" calcext:value-type="string">
            <text:p>Packet Corruption</text:p>
          </table:table-cell>
          <table:table-cell table:style-name="ce1" table:number-columns-repeated="1015"/>
        </table:table-row>
        <table:table-row table:style-name="ro1">
          <table:table-cell table:formula="of:=CONCATENATE([.B2];&quot;_&quot;;[.C2];&quot;_&quot;;;[.D2])" office:value-type="string" office:string-value="Custom Desktop_12_6" calcext:value-type="string">
            <text:p>Custom Desktop_12_6</text:p>
          </table:table-cell>
          <table:table-cell office:value-type="string" calcext:value-type="string">
            <text:p>Custom Desktop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3];&quot;_&quot;;[.C3];&quot;_&quot;;;[.D3])" office:value-type="string" office:string-value="Custom Desktop_18_9" calcext:value-type="string">
            <text:p>Custom Desktop_18_9</text:p>
          </table:table-cell>
          <table:table-cell office:value-type="string" calcext:value-type="string">
            <text:p>Custom Desktop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4];&quot;_&quot;;[.C4];&quot;_&quot;;;[.D4])" office:value-type="string" office:string-value="Custom Desktop_24_12" calcext:value-type="string">
            <text:p>Custom Desktop_24_12</text:p>
          </table:table-cell>
          <table:table-cell office:value-type="string" calcext:value-type="string">
            <text:p>Custom Desktop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5];&quot;_&quot;;[.C5];&quot;_&quot;;;[.D5])" office:value-type="string" office:string-value="Custom Desktop_30_15" calcext:value-type="string">
            <text:p>Custom Desktop_30_15</text:p>
          </table:table-cell>
          <table:table-cell office:value-type="string" calcext:value-type="string">
            <text:p>Custom Desktop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6];&quot;_&quot;;[.C6];&quot;_&quot;;;[.D6])" office:value-type="string" office:string-value="Custom Desktop_36_18" calcext:value-type="string">
            <text:p>Custom Desktop_36_18</text:p>
          </table:table-cell>
          <table:table-cell office:value-type="string" calcext:value-type="string">
            <text:p>Custom Desktop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7];&quot;_&quot;;[.C7];&quot;_&quot;;;[.D7])" office:value-type="string" office:string-value="Custom Desktop_6_3" calcext:value-type="string">
            <text:p>Custom Desktop_6_3</text:p>
          </table:table-cell>
          <table:table-cell office:value-type="string" calcext:value-type="string">
            <text:p>Custom Desktop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8];&quot;_&quot;;[.C8];&quot;_&quot;;;[.D8])" office:value-type="string" office:string-value="Dell Poweredge 1950_12_6" calcext:value-type="string">
            <text:p>Dell Poweredge 1950_12_6</text:p>
          </table:table-cell>
          <table:table-cell office:value-type="string" calcext:value-type="string">
            <text:p>Dell Poweredge 19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9];&quot;_&quot;;[.C9];&quot;_&quot;;;[.D9])" office:value-type="string" office:string-value="Dell Poweredge 1950_18_9" calcext:value-type="string">
            <text:p>Dell Poweredge 1950_18_9</text:p>
          </table:table-cell>
          <table:table-cell office:value-type="string" calcext:value-type="string">
            <text:p>Dell Poweredge 195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0];&quot;_&quot;;[.C10];&quot;_&quot;;;[.D10])" office:value-type="string" office:string-value="Dell Poweredge 1950_24_12" calcext:value-type="string">
            <text:p>Dell Poweredge 1950_24_12</text:p>
          </table:table-cell>
          <table:table-cell office:value-type="string" calcext:value-type="string">
            <text:p>Dell Poweredge 195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1];&quot;_&quot;;[.C11];&quot;_&quot;;;[.D11])" office:value-type="string" office:string-value="Dell Poweredge 1950_30_15" calcext:value-type="string">
            <text:p>Dell Poweredge 1950_30_15</text:p>
          </table:table-cell>
          <table:table-cell office:value-type="string" calcext:value-type="string">
            <text:p>Dell Poweredge 195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2];&quot;_&quot;;[.C12];&quot;_&quot;;;[.D12])" office:value-type="string" office:string-value="Dell Poweredge 1950_36_18" calcext:value-type="string">
            <text:p>Dell Poweredge 1950_36_18</text:p>
          </table:table-cell>
          <table:table-cell office:value-type="string" calcext:value-type="string">
            <text:p>Dell Poweredge 195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3];&quot;_&quot;;[.C13];&quot;_&quot;;;[.D13])" office:value-type="string" office:string-value="Dell Poweredge 1950_6_3" calcext:value-type="string">
            <text:p>Dell Poweredge 1950_6_3</text:p>
          </table:table-cell>
          <table:table-cell office:value-type="string" calcext:value-type="string">
            <text:p>Dell Poweredge 195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4];&quot;_&quot;;[.C14];&quot;_&quot;;;[.D14])" office:value-type="string" office:string-value="Dell Vostro 3550_12_6" calcext:value-type="string">
            <text:p>Dell Vostro 3550_12_6</text:p>
          </table:table-cell>
          <table:table-cell office:value-type="string" calcext:value-type="string">
            <text:p>Dell Vostro 35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5];&quot;_&quot;;[.C15];&quot;_&quot;;;[.D15])" office:value-type="string" office:string-value="Dell Vostro 3550_18_9" calcext:value-type="string">
            <text:p>Dell Vostro 3550_18_9</text:p>
          </table:table-cell>
          <table:table-cell office:value-type="string" calcext:value-type="string">
            <text:p>Dell Vostro 355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6];&quot;_&quot;;[.C16];&quot;_&quot;;;[.D16])" office:value-type="string" office:string-value="Dell Vostro 3550_24_12" calcext:value-type="string">
            <text:p>Dell Vostro 3550_24_12</text:p>
          </table:table-cell>
          <table:table-cell office:value-type="string" calcext:value-type="string">
            <text:p>Dell Vostro 355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7];&quot;_&quot;;[.C17];&quot;_&quot;;;[.D17])" office:value-type="string" office:string-value="Dell Vostro 3550_30_15" calcext:value-type="string">
            <text:p>Dell Vostro 3550_30_15</text:p>
          </table:table-cell>
          <table:table-cell office:value-type="string" calcext:value-type="string">
            <text:p>Dell Vostro 355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8];&quot;_&quot;;[.C18];&quot;_&quot;;;[.D18])" office:value-type="string" office:string-value="Dell Vostro 3550_36_18" calcext:value-type="string">
            <text:p>Dell Vostro 3550_36_18</text:p>
          </table:table-cell>
          <table:table-cell office:value-type="string" calcext:value-type="string">
            <text:p>Dell Vostro 355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19];&quot;_&quot;;[.C19];&quot;_&quot;;;[.D19])" office:value-type="string" office:string-value="Dell Vostro 3550_6_3" calcext:value-type="string">
            <text:p>Dell Vostro 3550_6_3</text:p>
          </table:table-cell>
          <table:table-cell office:value-type="string" calcext:value-type="string">
            <text:p>Dell Vostro 355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CONCATENATE([.B20];&quot;_&quot;;[.C20];&quot;_&quot;;;[.D20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21];&quot;_&quot;;[.C21];&quot;_&quot;;;[.D21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22];&quot;_&quot;;[.C22];&quot;_&quot;;;[.D22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23];&quot;_&quot;;[.C23];&quot;_&quot;;;[.D23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24];&quot;_&quot;;[.C24];&quot;_&quot;;;[.D24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25];&quot;_&quot;;[.C25];&quot;_&quot;;;[.D25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26];&quot;_&quot;;[.C26];&quot;_&quot;;;[.D26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27];&quot;_&quot;;[.C27];&quot;_&quot;;;[.D27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28];&quot;_&quot;;[.C28];&quot;_&quot;;;[.D28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29];&quot;_&quot;;[.C29];&quot;_&quot;;;[.D29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30];&quot;_&quot;;[.C30];&quot;_&quot;;;[.D30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31];&quot;_&quot;;[.C31];&quot;_&quot;;;[.D31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32];&quot;_&quot;;[.C32];&quot;_&quot;;;[.D32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33];&quot;_&quot;;[.C33];&quot;_&quot;;;[.D33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34];&quot;_&quot;;[.C34];&quot;_&quot;;;[.D34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35];&quot;_&quot;;[.C35];&quot;_&quot;;;[.D35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36];&quot;_&quot;;[.C36];&quot;_&quot;;;[.D36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37];&quot;_&quot;;[.C37];&quot;_&quot;;;[.D37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38];&quot;_&quot;;[.C38];&quot;_&quot;;;[.D38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39];&quot;_&quot;;[.C39];&quot;_&quot;;;[.D39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40];&quot;_&quot;;[.C40];&quot;_&quot;;;[.D40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41];&quot;_&quot;;[.C41];&quot;_&quot;;;[.D41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42];&quot;_&quot;;[.C42];&quot;_&quot;;;[.D42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43];&quot;_&quot;;[.C43];&quot;_&quot;;;[.D43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44];&quot;_&quot;;[.C44];&quot;_&quot;;;[.D44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45];&quot;_&quot;;[.C45];&quot;_&quot;;;[.D45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46];&quot;_&quot;;[.C46];&quot;_&quot;;;[.D46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47];&quot;_&quot;;[.C47];&quot;_&quot;;;[.D47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48];&quot;_&quot;;[.C48];&quot;_&quot;;;[.D48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49];&quot;_&quot;;[.C49];&quot;_&quot;;;[.D49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50];&quot;_&quot;;[.C50];&quot;_&quot;;;[.D50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51];&quot;_&quot;;[.C51];&quot;_&quot;;;[.D51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52];&quot;_&quot;;[.C52];&quot;_&quot;;;[.D52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53];&quot;_&quot;;[.C53];&quot;_&quot;;;[.D53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54];&quot;_&quot;;[.C54];&quot;_&quot;;;[.D54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55];&quot;_&quot;;[.C55];&quot;_&quot;;;[.D55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56];&quot;_&quot;;[.C56];&quot;_&quot;;;[.D56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57];&quot;_&quot;;[.C57];&quot;_&quot;;;[.D57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58];&quot;_&quot;;[.C58];&quot;_&quot;;;[.D58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59];&quot;_&quot;;[.C59];&quot;_&quot;;;[.D59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60];&quot;_&quot;;[.C60];&quot;_&quot;;;[.D60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61];&quot;_&quot;;[.C61];&quot;_&quot;;;[.D61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62];&quot;_&quot;;[.C62];&quot;_&quot;;;[.D62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63];&quot;_&quot;;[.C63];&quot;_&quot;;;[.D63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64];&quot;_&quot;;[.C64];&quot;_&quot;;;[.D64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65];&quot;_&quot;;[.C65];&quot;_&quot;;;[.D65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66];&quot;_&quot;;[.C66];&quot;_&quot;;;[.D66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67];&quot;_&quot;;[.C67];&quot;_&quot;;;[.D67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68];&quot;_&quot;;[.C68];&quot;_&quot;;;[.D68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69];&quot;_&quot;;[.C69];&quot;_&quot;;;[.D69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70];&quot;_&quot;;[.C70];&quot;_&quot;;;[.D70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71];&quot;_&quot;;[.C71];&quot;_&quot;;;[.D71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72];&quot;_&quot;;[.C72];&quot;_&quot;;;[.D72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73];&quot;_&quot;;[.C73];&quot;_&quot;;;[.D73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74];&quot;_&quot;;[.C74];&quot;_&quot;;;[.D74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75];&quot;_&quot;;[.C75];&quot;_&quot;;;[.D75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76];&quot;_&quot;;[.C76];&quot;_&quot;;;[.D76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77];&quot;_&quot;;[.C77];&quot;_&quot;;;[.D77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78];&quot;_&quot;;[.C78];&quot;_&quot;;;[.D78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79];&quot;_&quot;;[.C79];&quot;_&quot;;;[.D79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80];&quot;_&quot;;[.C80];&quot;_&quot;;;[.D80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81];&quot;_&quot;;[.C81];&quot;_&quot;;;[.D81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82];&quot;_&quot;;[.C82];&quot;_&quot;;;[.D82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83];&quot;_&quot;;[.C83];&quot;_&quot;;;[.D83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84];&quot;_&quot;;[.C84];&quot;_&quot;;;[.D84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85];&quot;_&quot;;[.C85];&quot;_&quot;;;[.D85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86];&quot;_&quot;;[.C86];&quot;_&quot;;;[.D86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87];&quot;_&quot;;[.C87];&quot;_&quot;;;[.D87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88];&quot;_&quot;;[.C88];&quot;_&quot;;;[.D88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89];&quot;_&quot;;[.C89];&quot;_&quot;;;[.D89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90];&quot;_&quot;;[.C90];&quot;_&quot;;;[.D90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91];&quot;_&quot;;[.C91];&quot;_&quot;;;[.D91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92];&quot;_&quot;;[.C92];&quot;_&quot;;;[.D92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93];&quot;_&quot;;[.C93];&quot;_&quot;;;[.D93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94];&quot;_&quot;;[.C94];&quot;_&quot;;;[.D94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95];&quot;_&quot;;[.C95];&quot;_&quot;;;[.D95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96];&quot;_&quot;;[.C96];&quot;_&quot;;;[.D96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97];&quot;_&quot;;[.C97];&quot;_&quot;;;[.D97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98];&quot;_&quot;;[.C98];&quot;_&quot;;;[.D98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99];&quot;_&quot;;[.C99];&quot;_&quot;;;[.D99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00];&quot;_&quot;;[.C100];&quot;_&quot;;;[.D100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01];&quot;_&quot;;[.C101];&quot;_&quot;;;[.D101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02];&quot;_&quot;;[.C102];&quot;_&quot;;;[.D102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03];&quot;_&quot;;[.C103];&quot;_&quot;;;[.D103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04];&quot;_&quot;;[.C104];&quot;_&quot;;;[.D104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05];&quot;_&quot;;[.C105];&quot;_&quot;;;[.D105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06];&quot;_&quot;;[.C106];&quot;_&quot;;;[.D106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07];&quot;_&quot;;[.C107];&quot;_&quot;;;[.D107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08];&quot;_&quot;;[.C108];&quot;_&quot;;;[.D108])" office:value-type="string" office:string-value="__" calcext:value-type="string">
            <text:p>__</text:p>
          </table:table-cell>
          <table:table-cell table:number-columns-repeated="1022"/>
        </table:table-row>
        <table:table-row table:style-name="ro1">
          <table:table-cell table:formula="of:=CONCATENATE([.B109];&quot;_&quot;;[.C109];&quot;_&quot;;;[.D109])" office:value-type="string" office:string-value="__" calcext:value-type="string">
            <text:p>__</text:p>
          </table:table-cell>
          <table:table-cell table:number-columns-repeated="1022"/>
        </table:table-row>
      </table:table>
      <table:table table:name="Charts" table:style-name="ta1">
        <table:shapes>
          <draw:frame draw:z-index="0" draw:style-name="gr1" draw:text-style-name="P1" svg:width="977.95pt" svg:height="522.54pt" svg:x="39.03pt" svg:y="14.34pt">
            <loext:p draw:notify-on-update-of-ranges="Results.C4:Results.C9 Results.E1:Results.E1 Results.H4:Results.H9 Results.K1:Results.K1 Results.N4:Results.N9 Results.Q1:Results.Q1 Results.T4:Results.T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.A1:data.H8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15:53:45.998578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1:38:07.680876219</meta:creation-date>
    <dc:date>2017-07-22T15:57:57.348775433</dc:date>
    <meta:editing-duration>PT14H30M48S</meta:editing-duration>
    <meta:editing-cycles>15</meta:editing-cycles>
    <meta:generator>LibreOffice/5.1.6.2$Linux_X86_64 LibreOffice_project/10m0$Build-2</meta:generator>
    <meta:document-statistic meta:table-count="3" meta:cell-count="471" meta:object-count="1"/>
  </office:meta>
</office:document-meta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501cm" svg:height="18.435cm" xlink:href=".." xlink:type="simple" chart:class="chart:line" chart:style-name="ch1">
        <chart:title svg:x="13.105cm" svg:y="0.504cm" chart:style-name="ch2">
          <text:p>Variable baud rate test with UPS receiver</text:p>
        </chart:title>
        <chart:legend chart:legend-position="end" svg:x="29.929cm" svg:y="8.42cm" style:legend-expansion="high" chart:style-name="ch3"/>
        <chart:plot-area chart:style-name="ch4" table:cell-range-address="Results.C4:Results.C9 Results.E1:Results.E1 Results.H4:Results.H9 Results.K1:Results.K1 Results.N4:Results.N9 Results.Q1:Results.Q1 Results.T4:Results.T9" chart:data-source-has-labels="both" svg:x="1.701cm" svg:y="1.651cm" svg:width="27.538cm" svg:height="16.416cm">
          <chartooo:coordinate-region svg:x="3.116cm" svg:y="1.85cm" svg:width="24.574cm" svg:height="15.57cm"/>
          <chart:axis chart:dimension="x" chart:name="primary-x" chart:style-name="ch5" chartooo:axis-type="auto">
            <chartooo:date-scale/>
            <chart:categories table:cell-range-address="Results.C4:Results.C9"/>
            <chart:grid chart:style-name="ch6" chart:class="major"/>
          </chart:axis>
          <chart:axis chart:dimension="y" chart:name="primary-y" chart:style-name="ch7">
            <chart:title svg:x="0.451cm" svg:y="11.398cm" chart:style-name="ch8">
              <text:p>% Packets Received</text:p>
            </chart:title>
            <chart:grid chart:style-name="ch6" chart:class="major"/>
          </chart:axis>
          <chart:series chart:style-name="ch9" chart:values-cell-range-address="Results.H4:Results.H9" chart:label-cell-address="Results.E1:Results.E1" chart:class="chart:line">
            <chart:data-point chart:repeated="6"/>
          </chart:series>
          <chart:series chart:style-name="ch10" chart:values-cell-range-address="Results.N4:Results.N9" chart:label-cell-address="Results.K1:Results.K1" chart:class="chart:line">
            <chart:data-point chart:repeated="6"/>
          </chart:series>
          <chart:series chart:style-name="ch11" chart:values-cell-range-address="Results.T4:Results.T9" chart:label-cell-address="Results.Q1:Results.Q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stom Desktop</text:p>
                <draw:g>
                  <svg:desc>Results.E1:Results.E1</svg:desc>
                </draw:g>
              </table:table-cell>
              <table:table-cell office:value-type="string">
                <text:p>Dell Poweredge 1950</text:p>
                <draw:g>
                  <svg:desc>Results.K1:Results.K1</svg:desc>
                </draw:g>
              </table:table-cell>
              <table:table-cell office:value-type="string">
                <text:p>Dell Vostro 3550</text:p>
                <draw:g>
                  <svg:desc>Results.Q1:Result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 Baud @ 6 Hz</text:p>
                <draw:g>
                  <svg:desc>Results.C4:Results.C9</svg:desc>
                </draw:g>
              </table:table-cell>
              <table:table-cell office:value-type="float" office:value="0.2890625">
                <text:p>0.2890625</text:p>
                <draw:g>
                  <svg:desc>Results.H4:Results.H9</svg:desc>
                </draw:g>
              </table:table-cell>
              <table:table-cell office:value-type="float" office:value="0.3203125">
                <text:p>0.3203125</text:p>
                <draw:g>
                  <svg:desc>Results.N4:Results.N9</svg:desc>
                </draw:g>
              </table:table-cell>
              <table:table-cell office:value-type="float" office:value="0">
                <text:p>0</text:p>
                <draw:g>
                  <svg:desc>Results.T4:Results.T9</svg:desc>
                </draw:g>
              </table:table-cell>
            </table:table-row>
            <table:table-row>
              <table:table-cell office:value-type="string">
                <text:p>6 Baud @ 12 Hz</text:p>
              </table:table-cell>
              <table:table-cell office:value-type="float" office:value="0.0078125">
                <text:p>0.0078125</text:p>
              </table:table-cell>
              <table:table-cell office:value-type="float" office:value="0.99609375">
                <text:p>0.99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 Baud @ 18 Hz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125">
                <text:p>0.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 Baud @ 24 Hz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 Baud @ 30 Hz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 Baud @ 36 Hz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